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92cm" style:rel-column-width="4208*"/>
    </style:style>
    <style:style style:name="Таблица1.B" style:family="table-column">
      <style:table-column-properties style:column-width="5.722cm" style:rel-column-width="22058*"/>
    </style:style>
    <style:style style:name="Таблица1.C" style:family="table-column">
      <style:table-column-properties style:column-width="10.186cm" style:rel-column-width="3926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8" style:family="table-row">
      <style:table-row-properties style:min-row-height="1.08cm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16c053" officeooo:paragraph-rsid="0016c053"/>
    </style:style>
    <style:style style:name="P2" style:family="paragraph" style:parent-style-name="Standard">
      <style:text-properties style:font-name="Times New Roman" officeooo:rsid="0016c053" officeooo:paragraph-rsid="0016c053"/>
    </style:style>
    <style:style style:name="P3" style:family="paragraph" style:parent-style-name="Table_20_Contents">
      <style:text-properties style:font-name="Times New Roman" officeooo:rsid="0016c053" officeooo:paragraph-rsid="0016c053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Times New Roman" officeooo:rsid="0018fe95" officeooo:paragraph-rsid="0018fe95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officeooo:rsid="0016c053" officeooo:paragraph-rsid="0016c053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8c923" officeooo:paragraph-rsid="00176e01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language="ru" fo:country="RU" officeooo:rsid="0018c923" officeooo:paragraph-rsid="00176e01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973b7" officeooo:paragraph-rsid="00176e01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 fo:text-align="justify" style:justify-single-word="false" fo:padding="0cm" fo:border="none"/>
      <style:text-properties style:font-name="Times New Roman" officeooo:paragraph-rsid="00176e01"/>
    </style:style>
    <style:style style:name="P11" style:family="paragraph" style:parent-style-name="Text_20_body" style:list-style-name="L2">
      <style:paragraph-properties fo:text-align="justify" style:justify-single-word="false" fo:padding="0cm" fo:border="none"/>
      <style:text-properties style:font-name="Times New Roman" officeooo:rsid="00176e01" officeooo:paragraph-rsid="00176e01"/>
    </style:style>
    <style:style style:name="P12" style:family="paragraph" style:parent-style-name="Table_20_Contents" style:list-style-name="L3">
      <style:paragraph-properties fo:text-align="justify" style:justify-single-word="false"/>
      <style:text-properties style:font-name="Times New Roman" officeooo:rsid="00176e01" officeooo:paragraph-rsid="00176e01"/>
    </style:style>
    <style:style style:name="P13" style:family="paragraph" style:parent-style-name="Table_20_Contents" style:list-style-name="L4">
      <style:paragraph-properties fo:text-align="justify" style:justify-single-word="false"/>
      <style:text-properties style:font-name="Times New Roman" officeooo:rsid="00176e01" officeooo:paragraph-rsid="00176e01"/>
    </style:style>
    <style:style style:name="P14" style:family="paragraph" style:parent-style-name="Table_20_Contents" style:list-style-name="L4">
      <style:paragraph-properties fo:text-align="justify" style:justify-single-word="false"/>
      <style:text-properties style:font-name="Times New Roman" officeooo:rsid="0018fe95" officeooo:paragraph-rsid="0018fe95"/>
    </style:style>
    <style:style style:name="P15" style:family="paragraph" style:parent-style-name="Table_20_Contents" style:list-style-name="L5">
      <style:paragraph-properties fo:text-align="justify" style:justify-single-word="false"/>
      <style:text-properties style:font-name="Times New Roman" officeooo:rsid="00176e01" officeooo:paragraph-rsid="00176e01"/>
    </style:style>
    <style:style style:name="P16" style:family="paragraph" style:parent-style-name="Text_20_body" style:list-style-name="L5">
      <style:paragraph-properties fo:padding="0cm" fo:border="none"/>
      <style:text-properties style:font-name="Times New Roman" officeooo:paragraph-rsid="0018fe95"/>
    </style:style>
    <style:style style:name="P17" style:family="paragraph" style:parent-style-name="Text_20_body" style:list-style-name="L5">
      <style:paragraph-properties fo:padding="0cm" fo:border="none"/>
      <style:text-properties style:font-name="Times New Roman" officeooo:rsid="0018fe95" officeooo:paragraph-rsid="0018fe95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officeooo:paragraph-rsid="0018fe95"/>
    </style:style>
    <style:style style:name="P1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Times New Roman" officeooo:paragraph-rsid="0018fe95"/>
    </style:style>
    <style:style style:name="P20" style:family="paragraph" style:parent-style-name="Table_20_Contents">
      <style:text-properties style:font-name="Times New Roman" fo:language="en" fo:country="US" officeooo:rsid="0016c053" officeooo:paragraph-rsid="0016c053"/>
    </style:style>
    <style:style style:name="T1" style:family="text">
      <style:text-properties officeooo:rsid="0016c053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officeooo:rsid="0018fe95"/>
    </style:style>
    <style:style style:name="T4" style:family="text">
      <style:text-properties fo:language="ru" fo:country="RU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СПОРТ ПРОДУКТА ПРАКТИКИ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1.</text:p>
          </table:table-cell>
          <table:table-cell table:style-name="Таблица1.A1" office:value-type="string">
            <text:p text:style-name="P3">Название проекта</text:p>
          </table:table-cell>
          <table:table-cell table:style-name="Таблица1.C1" office:value-type="string">
            <text:p text:style-name="P4"><text:s/><text:span text:style-name="T1">Платформа для управления туристическими турами</text:span></text:p>
          </table:table-cell>
        </table:table-row>
        <table:table-row>
          <table:table-cell table:style-name="Таблица1.A2" office:value-type="string">
            <text:p text:style-name="P3">2.</text:p>
          </table:table-cell>
          <table:table-cell table:style-name="Таблица1.A2" office:value-type="string">
            <text:p text:style-name="P3">Структура проекта</text:p>
          </table:table-cell>
          <table:table-cell table:style-name="Таблица1.C2" office:value-type="string">
            <text:list text:style-name="L1">
              <text:list-item>
                <text:p text:style-name="P5">Разработка платформы для управления туристическими турами </text:p>
              </text:list-item>
              <text:list-item>
                <text:p text:style-name="P5">Тестирование системы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3.</text:p>
          </table:table-cell>
          <table:table-cell table:style-name="Таблица1.A2" office:value-type="string">
            <text:p text:style-name="P3">Авторы проекта</text:p>
          </table:table-cell>
          <table:table-cell table:style-name="Таблица1.C2" office:value-type="string">
            <text:p text:style-name="P6">Романов Иван Сергеевич</text:p>
          </table:table-cell>
        </table:table-row>
        <table:table-row>
          <table:table-cell table:style-name="Таблица1.A2" office:value-type="string">
            <text:p text:style-name="P3">4.</text:p>
          </table:table-cell>
          <table:table-cell table:style-name="Таблица1.A2" office:value-type="string">
            <text:p text:style-name="P3">Аннотации проекта</text:p>
          </table:table-cell>
          <table:table-cell table:style-name="Таблица1.C2" office:value-type="string">
            <text:p text:style-name="P7">Проект разработан для упрощения управления туристическими турами. Пользователи могут добавлять новые туры, просматривать существующие и управлять ими с помощью простого графического интерфейса. </text:p>
          </table:table-cell>
        </table:table-row>
        <table:table-row>
          <table:table-cell table:style-name="Таблица1.A2" office:value-type="string">
            <text:p text:style-name="P3">5.</text:p>
          </table:table-cell>
          <table:table-cell table:style-name="Таблица1.A2" office:value-type="string">
            <text:p text:style-name="P3">Проблема</text:p>
          </table:table-cell>
          <table:table-cell table:style-name="Таблица1.C2" office:value-type="string">
            <text:p text:style-name="P8"><text:span text:style-name="T2">Проблема, которую решает данный проект, заключается в недостаточной автоматизации процесса управления турами. Многие предприятия или индивидуальные предприниматели сталкиваются с трудностями при хранении и организации информации о турах. Проект предлагает простое решение для эффективного поиска и добавления необходимых данных.</text:span> </text:p>
          </table:table-cell>
        </table:table-row>
        <table:table-row>
          <table:table-cell table:style-name="Таблица1.A2" office:value-type="string">
            <text:p text:style-name="P3">6.</text:p>
          </table:table-cell>
          <table:table-cell table:style-name="Таблица1.A2" office:value-type="string">
            <text:p text:style-name="P3">Цель проекта</text:p>
          </table:table-cell>
          <table:table-cell table:style-name="Таблица1.C2" office:value-type="string">
            <text:p text:style-name="P9">Создать систему управления турами, позволяющую пользователям добавлять, просматривать и управлять туристическими предложениями.</text:p>
          </table:table-cell>
        </table:table-row>
        <table:table-row>
          <table:table-cell table:style-name="Таблица1.A2" office:value-type="string">
            <text:p text:style-name="P3">7.</text:p>
          </table:table-cell>
          <table:table-cell table:style-name="Таблица1.A2" office:value-type="string">
            <text:p text:style-name="P3">Основные задачи проекта</text:p>
          </table:table-cell>
          <table:table-cell table:style-name="Таблица1.C2" office:value-type="string">
            <text:list text:style-name="L2">
              <text:list-item>
                <text:p text:style-name="P10">Разработать интерфейс для добавления новых туров с соответствующими полями</text:p>
              </text:list-item>
              <text:list-item>
                <text:p text:style-name="P10">Реализовать функционал для загрузки и отображения списка существующих туров</text:p>
              </text:list-item>
              <text:list-item>
                <text:p text:style-name="P11">Протестировать систему на группе пользователей</text:p>
              </text:list-item>
            </text:list>
          </table:table-cell>
        </table:table-row>
        <table:table-row table:style-name="Таблица1.8">
          <table:table-cell table:style-name="Таблица1.A2" office:value-type="string">
            <text:p text:style-name="P3">8.</text:p>
          </table:table-cell>
          <table:table-cell table:style-name="Таблица1.A2" office:value-type="string">
            <text:p text:style-name="P3">Целевая аудитория проекта</text:p>
          </table:table-cell>
          <table:table-cell table:style-name="Таблица1.C2" office:value-type="string">
            <text:list text:style-name="L3">
              <text:list-item>
                <text:p text:style-name="P12">Туристические агентства</text:p>
              </text:list-item>
              <text:list-item>
                <text:p text:style-name="P12">Индивидуальные предприниматели в сфере туризма</text:p>
              </text:list-item>
              <text:list-item>
                <text:p text:style-name="P12">Клиенты туристических агентств в возрасте от 18 до 65 лет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9.</text:p>
          </table:table-cell>
          <table:table-cell table:style-name="Таблица1.A2" office:value-type="string">
            <text:p text:style-name="P3">Результат проекта</text:p>
          </table:table-cell>
          <table:table-cell table:style-name="Таблица1.C2" office:value-type="string">
            <text:list text:style-name="L4">
              <text:list-item>
                <text:p text:style-name="P13"><text:span text:style-name="T3">У</text:span>правление данными о турах</text:p>
              </text:list-item>
              <text:list-item>
                <text:p text:style-name="P14">Удобство работы с информацией</text:p>
              </text:list-item>
              <text:list-item>
                <text:p text:style-name="P14">Снижение времени на добавление туров и просмотра информации о них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10.</text:p>
          </table:table-cell>
          <table:table-cell table:style-name="Таблица1.A2" office:value-type="string">
            <text:p text:style-name="P3">Методы оценки результатов</text:p>
          </table:table-cell>
          <table:table-cell table:style-name="Таблица1.C2" office:value-type="string">
            <text:list text:style-name="L5">
              <text:list-item>
                <text:p text:style-name="P15">Стабильная работа приложения </text:p>
              </text:list-item>
              <text:list-item>
                <text:p text:style-name="P16">Обратная связь от пользователей</text:p>
              </text:list-item>
              <text:list-item>
                <text:p text:style-name="P17">Проверка формирования списков туров и показ информации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11.</text:p>
          </table:table-cell>
          <table:table-cell table:style-name="Таблица1.A2" office:value-type="string">
            <text:p text:style-name="P3">Дальнейшая реализация проекта</text:p>
          </table:table-cell>
          <table:table-cell table:style-name="Таблица1.C2" office:value-type="string">
            <text:list text:style-name="L6">
              <text:list-item>
                <text:p text:style-name="P18">Внедрение дополнительных функциональных возможностей</text:p>
              </text:list-item>
              <text:list-item>
                <text:p text:style-name="P18"><text:soft-page-break/>Проведение пользовательского тестирования для выявления и исправления ошибок</text:p>
              </text:list-item>
              <text:list-item>
                <text:p text:style-name="P19">Рассмотрение вариантов интеграции с другими системами бронирования и управления турами для расширения возможностей приложения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">12.</text:p>
          </table:table-cell>
          <table:table-cell table:style-name="Таблица1.A2" office:value-type="string">
            <text:p text:style-name="P20">GitHub <text:span text:style-name="T4">проекта</text:span></text:p>
          </table:table-cell>
          <table:table-cell table:style-name="Таблица1.C2" office:value-type="string">
            <text:p text:style-name="P4">https://github.com/desolator645/management_of_tour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2:15:51.174000000</meta:creation-date>
    <dc:date>2025-05-12T12:51:46.906000000</dc:date>
    <meta:editing-duration>PT10M12S</meta:editing-duration>
    <meta:editing-cycles>2</meta:editing-cycles>
    <meta:generator>LibreOffice/24.8.6.2$Windows_X86_64 LibreOffice_project/6d98ba145e9a8a39fc57bcc76981d1fb1316c60c</meta:generator>
    <meta:document-statistic meta:table-count="1" meta:image-count="0" meta:object-count="0" meta:page-count="2" meta:paragraph-count="48" meta:word-count="246" meta:character-count="1942" meta:non-whitespace-character-count="1756"/>
  </office:meta>
</office:document-meta>
</file>